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ff400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1559in" svg:height="2.7122in" svg:x="4.4618in" svg:y="0in">
            <draw:object draw:notify-on-update-of-ranges="Sheet1.A1:Sheet1.A3 Sheet1.B1:Sheet1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4035in" svg:height="2.6063in" svg:x="3.1114in" svg:y="3.4492in">
            <draw:object draw:notify-on-update-of-ranges="Sheet1.A1:Sheet1.A3 Sheet1.B1:Sheet1.B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4091in" svg:height="2.9697in" svg:x="2.6339in" svg:y="6.5358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PU</text:p>
          </table:table-cell>
          <table:table-cell office:value-type="float" office:value="64144.8" calcext:value-type="float">
            <text:p>6414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float" office:value="9432.4" calcext:value-type="float">
            <text:p>9432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pling V2</text:p>
          </table:table-cell>
          <table:table-cell office:value-type="float" office:value="45824" calcext:value-type="float">
            <text:p>4582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45, 824 ms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CPU Only Time: 64, 144.8 ms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GPU Only Time: <text:s/>9, 432.4 ms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office:value-type="string" calcext:value-type="string">
            <text:p>Sampling V2</text:p>
          </table:table-cell>
          <table:table-cell table:style-name="ce2" office:value-type="string" calcext:value-type="string">
            <text:p>Hybrid</text:p>
          </table:table-cell>
        </table:table-row>
        <table:table-row table:style-name="ro1">
          <table:table-cell table:style-name="ce2" office:value-type="float" office:value="64144.8" calcext:value-type="float">
            <text:p>64144.8</text:p>
          </table:table-cell>
          <table:table-cell table:style-name="ce2" office:value-type="float" office:value="9432.4" calcext:value-type="float">
            <text:p>9432.4</text:p>
          </table:table-cell>
          <table:table-cell table:style-name="ce2" office:value-type="float" office:value="45824" calcext:value-type="float">
            <text:p>45824</text:p>
          </table:table-cell>
          <table:table-cell table:style-name="ce2" office:value-type="float" office:value="8332.4" calcext:value-type="float">
            <text:p>8332.4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1.789in" svg:y="1.7362in">
            <draw:object draw:notify-on-update-of-ranges="Sheet2.A1:Sheet2.D1 Sheet2.A2:Sheet2.D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Sampling V2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32303.4" calcext:value-type="float">
            <text:p>32303.4</text:p>
          </table:table-cell>
          <table:table-cell office:value-type="float" office:value="7694.2" calcext:value-type="float">
            <text:p>7694.2</text:p>
          </table:table-cell>
          <table:table-cell table:style-name="ce2" office:value-type="float" office:value="8508" calcext:value-type="float">
            <text:p>8508</text:p>
          </table:table-cell>
          <table:table-cell office:value-type="float" office:value="9681.4" calcext:value-type="float">
            <text:p>9681.4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0.0004in" svg:y="0.0004in">
            <draw:object draw:notify-on-update-of-ranges="Sheet3.A1:Sheet3.D1 Sheet3.A2:Sheet3.D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Sampling V2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577.8" calcext:value-type="float">
            <text:p>577.8</text:p>
          </table:table-cell>
          <table:table-cell office:value-type="float" office:value="2586.8" calcext:value-type="float">
            <text:p>2586.8</text:p>
          </table:table-cell>
          <table:table-cell table:style-name="ce2" office:value-type="float" office:value="613" calcext:value-type="float">
            <text:p>613</text:p>
          </table:table-cell>
          <table:table-cell office:value-type="float" office:value="623.6" calcext:value-type="float">
            <text:p>623.6</text:p>
          </table:table-cell>
        </table:table-row>
      </table:table>
      <table:table table:name="Sheet4" table:style-name="ta1">
        <table:shapes>
          <draw:frame draw:z-index="0" draw:style-name="gr1" draw:text-style-name="P1" svg:width="6.2988in" svg:height="3.5429in" svg:x="3.5953in" svg:y="0.0394in">
            <draw:object draw:notify-on-update-of-ranges="Sheet4.A1:Sheet4.D1 Sheet4.A2:Sheet4.D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Sampling V2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184447.6" calcext:value-type="float">
            <text:p>184447.6</text:p>
          </table:table-cell>
          <table:table-cell office:value-type="float" office:value="22167" calcext:value-type="float">
            <text:p>22167</text:p>
          </table:table-cell>
          <table:table-cell table:style-name="ce2" office:value-type="float" office:value="24035" calcext:value-type="float">
            <text:p>24035</text:p>
          </table:table-cell>
          <table:table-cell office:value-type="float" office:value="22199.8" calcext:value-type="float">
            <text:p>22199.8</text:p>
          </table:table-cell>
        </table:table-row>
      </table:table>
      <table:table table:name="Sheet5" table:style-name="ta1">
        <table:shapes>
          <draw:frame draw:z-index="0" draw:style-name="gr1" draw:text-style-name="P1" svg:width="6.2988in" svg:height="3.5429in" svg:x="2.4827in" svg:y="1.2236in">
            <draw:object draw:notify-on-update-of-ranges="Sheet5.A1:Sheet5.D1 Sheet5.A2:Sheet5.D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Sampling V2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34750.2" calcext:value-type="float">
            <text:p>34750.2</text:p>
          </table:table-cell>
          <table:table-cell office:value-type="float" office:value="9122.6" calcext:value-type="float">
            <text:p>9122.6</text:p>
          </table:table-cell>
          <table:table-cell table:style-name="ce2" office:value-type="float" office:value="9151" calcext:value-type="float">
            <text:p>9151</text:p>
          </table:table-cell>
          <table:table-cell office:value-type="float" office:value="9217.6" calcext:value-type="float">
            <text:p>9217.6</text:p>
          </table:table-cell>
        </table:table-row>
      </table:table>
      <table:table table:name="Sheet6" table:style-name="ta1">
        <table:shapes>
          <draw:frame draw:z-index="0" draw:style-name="gr1" draw:text-style-name="P1" svg:width="6.2988in" svg:height="3.5429in" svg:x="2.7063in" svg:y="1.8169in">
            <draw:object draw:notify-on-update-of-ranges="Sheet6.B11:Sheet6.C11 Sheet6.B12:Sheet6.C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2" draw:text-style-name="P1" svg:width="2.5185in" svg:height="3.5429in" svg:x="2.7063in" svg:y="1.8169in">
            <draw:object draw:notify-on-update-of-ranges="Sheet6.B11:Sheet6.C11 Sheet6.B12:Sheet6.C1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4.7516in" svg:height="3.5429in" svg:x="2.7063in" svg:y="0.0394in">
            <draw:object draw:notify-on-update-of-ranges="Sheet6.A1:Sheet6.A1 Sheet6.A2:Sheet6.A5 Sheet6.B1:Sheet6.B1 Sheet6.B2:Sheet6.B5 Sheet6.C1:Sheet6.C1 Sheet6.C2:Sheet6.C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Input Type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Hybrid</text:p>
          </table:table-cell>
          <table:table-cell/>
        </table:table-row>
        <table:table-row table:style-name="ro1">
          <table:table-cell table:style-name="ce1" office:value-type="string" calcext:value-type="string">
            <text:p>Input 1</text:p>
          </table:table-cell>
          <table:table-cell office:value-type="float" office:value="8061.2" calcext:value-type="float">
            <text:p>8061.2</text:p>
          </table:table-cell>
          <table:table-cell office:value-type="float" office:value="8332.4" calcext:value-type="float">
            <text:p>8332.4</text:p>
          </table:table-cell>
          <table:table-cell table:style-name="ce2" office:value-type="float" office:value="271.2" calcext:value-type="float">
            <text:p>271.2</text:p>
          </table:table-cell>
        </table:table-row>
        <table:table-row table:style-name="ro1">
          <table:table-cell table:style-name="ce2" office:value-type="string" calcext:value-type="string">
            <text:p>Input 2</text:p>
          </table:table-cell>
          <table:table-cell office:value-type="float" office:value="22161.8" calcext:value-type="float">
            <text:p>22161.8</text:p>
          </table:table-cell>
          <table:table-cell office:value-type="float" office:value="22199.8" calcext:value-type="float">
            <text:p>22199.8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string" calcext:value-type="string">
            <text:p>Input 3</text:p>
          </table:table-cell>
          <table:table-cell office:value-type="float" office:value="600.8" calcext:value-type="float">
            <text:p>600.8</text:p>
          </table:table-cell>
          <table:table-cell office:value-type="float" office:value="623.6" calcext:value-type="float">
            <text:p>623.6</text:p>
          </table:table-cell>
          <table:table-cell table:style-name="ce2" office:value-type="float" office:value="22.8" calcext:value-type="float">
            <text:p>22.8</text:p>
          </table:table-cell>
        </table:table-row>
        <table:table-row table:style-name="ro1">
          <table:table-cell table:style-name="ce2" office:value-type="string" calcext:value-type="string">
            <text:p>Input 4</text:p>
          </table:table-cell>
          <table:table-cell office:value-type="float" office:value="9361" calcext:value-type="float">
            <text:p>9361</text:p>
          </table:table-cell>
          <table:table-cell office:value-type="float" office:value="9217.6" calcext:value-type="float">
            <text:p>9217.6</text:p>
          </table:table-cell>
          <table:table-cell table:style-name="ce2" office:value-type="float" office:value="153.4" calcext:value-type="float">
            <text:p>153.4</text:p>
          </table:table-cell>
        </table:table-row>
        <table:table-row table:style-name="ro1">
          <table:table-cell table:style-name="ce2"/>
          <table:table-cell table:number-columns-repeated="3"/>
        </table:table-row>
        <table:table-row table:style-name="ro1" table:number-rows-repeated="4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Hybrid</text:p>
          </table:table-cell>
          <table:table-cell/>
        </table:table-row>
        <table:table-row table:style-name="ro1">
          <table:table-cell/>
          <table:table-cell office:value-type="float" office:value="9061" calcext:value-type="float">
            <text:p>9061</text:p>
          </table:table-cell>
          <table:table-cell office:value-type="float" office:value="9717.6" calcext:value-type="float">
            <text:p>9717.6</text:p>
          </table:table-cell>
          <table:table-cell/>
        </table:table-row>
      </table:table>
      <table:table table:name="Sheet7" table:style-name="ta1">
        <table:shapes>
          <draw:frame draw:z-index="0" draw:style-name="gr1" draw:text-style-name="P1" svg:width="3.2343in" svg:height="2.2646in" svg:x="3.9094in" svg:y="3.4303in">
            <draw:object draw:notify-on-update-of-ranges="Sheet7.A1:Sheet7.A1 Sheet7.A2:Sheet7.A4 Sheet7.B1:Sheet7.B1 Sheet7.B2:Sheet7.B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3.1476in" svg:height="2.2327in" svg:x="3.9744in" svg:y="3.472in">
            <draw:object draw:notify-on-update-of-ranges="Sheet7.A1:Sheet7.A1 Sheet7.A2:Sheet7.A4 Sheet7.C1:Sheet7.C1 Sheet7.C2:Sheet7.C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3.1252in" svg:height="2.3583in" svg:x="3.9531in" svg:y="3.4094in">
            <draw:object draw:notify-on-update-of-ranges="Sheet7.A1:Sheet7.A1 Sheet7.A2:Sheet7.A4 Sheet7.D1:Sheet7.D1 Sheet7.D2:Sheet7.D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6.2988in" svg:height="3.5429in" svg:x="3.9098in" svg:y="0.8134in">
            <draw:object draw:notify-on-update-of-ranges="Sheet7.A1:Sheet7.A1 Sheet7.A2:Sheet7.A4 Sheet7.B1:Sheet7.B1 Sheet7.B2:Sheet7.B4 Sheet7.C1:Sheet7.C1 Sheet7.C2:Sheet7.C4 Sheet7.D1:Sheet7.D1 Sheet7.D2:Sheet7.D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Test Cases</text:p>
          </table:table-cell>
          <table:table-cell office:value-type="string" calcext:value-type="string">
            <text:p>Integer (ms)</text:p>
          </table:table-cell>
          <table:table-cell office:value-type="string" calcext:value-type="string">
            <text:p>Float (ms)</text:p>
          </table:table-cell>
          <table:table-cell office:value-type="string" calcext:value-type="string">
            <text:p>Double (ms)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float" office:value="23940" calcext:value-type="float">
            <text:p>23940</text:p>
          </table:table-cell>
          <table:table-cell office:value-type="float" office:value="25221" calcext:value-type="float">
            <text:p>25221</text:p>
          </table:table-cell>
          <table:table-cell office:value-type="float" office:value="27260" calcext:value-type="float">
            <text:p>27260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float" office:value="13685" calcext:value-type="float">
            <text:p>13685</text:p>
          </table:table-cell>
          <table:table-cell office:value-type="float" office:value="16951" calcext:value-type="float">
            <text:p>16951</text:p>
          </table:table-cell>
          <table:table-cell office:value-type="float" office:value="16900" calcext:value-type="float">
            <text:p>16900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float" office:value="11828" calcext:value-type="float">
            <text:p>11828</text:p>
          </table:table-cell>
          <table:table-cell office:value-type="float" office:value="13880" calcext:value-type="float">
            <text:p>13880</text:p>
          </table:table-cell>
          <table:table-cell office:value-type="float" office:value="14127" calcext:value-type="float">
            <text:p>141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 style:data-style-name="N2" text:time-value="10:43:57.198431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6T23:05:05.136272228</meta:creation-date>
    <dc:date>2021-06-28T01:39:54.401657809</dc:date>
    <meta:editing-duration>PT4H59M40S</meta:editing-duration>
    <meta:editing-cycles>3</meta:editing-cycles>
    <meta:generator>LibreOffice/6.4.4.2$Linux_X86_64 LibreOffice_project/40$Build-2</meta:generator>
    <meta:document-statistic meta:table-count="7" meta:cell-count="88" meta:object-count="14"/>
    <meta:user-defined meta:name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57cm" svg:height="6.89cm" xlink:href=".." xlink:type="simple" chart:class="chart:bar" chart:style-name="ch1">
        <chart:plot-area chart:style-name="ch2" table:cell-range-address="Sheet1.A1:Sheet1.B3" chart:data-source-has-labels="column" svg:x="0.211cm" svg:y="0.137cm" svg:width="10.135cm" svg:height="6.616cm">
          <chartooo:coordinate-region svg:x="1.388cm" svg:y="0.336cm" svg:width="8.958cm" svg:height="5.77cm"/>
          <chart:axis chart:dimension="x" chart:name="primary-x" chart:style-name="ch3" chartooo:axis-type="auto">
            <chartooo:date-scale/>
            <chart:categories table:cell-range-address="Sheet1.A1:Sheet1.A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A1:Sheet1.A3</svg:desc>
                </draw:g>
              </table:table-cell>
              <table:table-cell office:value-type="float" office:value="64144.8">
                <text:p>64144.8</text:p>
                <draw:g>
                  <svg:desc>Sheet1.B1:Sheet1.B3</svg:desc>
                </draw:g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9432.4">
                <text:p>9432.4</text:p>
              </table:table-cell>
            </table:table-row>
            <table:table-row>
              <table:table-cell office:value-type="string">
                <text:p>Sampling V2</text:p>
              </table:table-cell>
              <table:table-cell office:value-type="float" office:value="45824">
                <text:p>458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6600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4000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chart-properties chart:solid-type="cuboid"/>
      <style:graphic-properties draw:fill-color="#0066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7cm" svg:height="9cm" xlink:href=".." xlink:type="simple" chart:class="chart:bar" chart:style-name="ch1">
        <chart:legend chart:legend-position="end" svg:x="10.336cm" svg:y="3.952cm" style:legend-expansion="high" chart:style-name="ch2"/>
        <chart:plot-area chart:style-name="ch3" table:cell-range-address="Sheet6.A1:Sheet6.C5" chart:data-source-has-labels="both" svg:x="1.252cm" svg:y="0.18cm" svg:width="8.843cm" svg:height="8.64cm">
          <chartooo:coordinate-region svg:x="2.429cm" svg:y="0.379cm" svg:width="7.666cm" svg:height="7.794cm"/>
          <chart:axis chart:dimension="x" chart:name="primary-x" chart:style-name="ch4" chartooo:axis-type="auto">
            <chartooo:date-scale/>
            <chart:categories table:cell-range-address="Sheet6.A2:Sheet6.A5"/>
          </chart:axis>
          <chart:axis chart:dimension="y" chart:name="primary-y" chart:style-name="ch5">
            <chart:title svg:x="0.451cm" svg:y="6.026cm" chart:style-name="ch6">
              <text:p>Execution Time (ms)</text:p>
            </chart:title>
            <chart:grid chart:style-name="ch7" chart:class="major"/>
          </chart:axis>
          <chart:series chart:style-name="ch8" chart:values-cell-range-address="Sheet6.B2:Sheet6.B5" chart:label-cell-address="Sheet6.B1:Sheet6.B1" chart:class="chart:bar">
            <chart:data-point chart:repeated="3"/>
            <chart:data-point chart:style-name="ch9"/>
          </chart:series>
          <chart:series chart:style-name="ch10" chart:values-cell-range-address="Sheet6.C2:Sheet6.C5" chart:label-cell-address="Sheet6.C1:Sheet6.C1" chart:class="chart:bar">
            <chart:data-point chart:repeated="2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</text:p>
                <draw:g>
                  <svg:desc>Sheet6.B1:Sheet6.B1</svg:desc>
                </draw:g>
              </table:table-cell>
              <table:table-cell office:value-type="string">
                <text:p>Hybrid</text:p>
                <draw:g>
                  <svg:desc>Sheet6.C1:Sheet6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put 1</text:p>
                <draw:g>
                  <svg:desc>Sheet6.A2:Sheet6.A5</svg:desc>
                </draw:g>
              </table:table-cell>
              <table:table-cell office:value-type="float" office:value="8061.2">
                <text:p>8061.2</text:p>
                <draw:g>
                  <svg:desc>Sheet6.B2:Sheet6.B5</svg:desc>
                </draw:g>
              </table:table-cell>
              <table:table-cell office:value-type="float" office:value="8332.4">
                <text:p>8332.4</text:p>
                <draw:g>
                  <svg:desc>Sheet6.C2:Sheet6.C5</svg:desc>
                </draw:g>
              </table:table-cell>
            </table:table-row>
            <table:table-row>
              <table:table-cell office:value-type="string">
                <text:p>Input 2</text:p>
              </table:table-cell>
              <table:table-cell office:value-type="float" office:value="22161.8">
                <text:p>22161.8</text:p>
              </table:table-cell>
              <table:table-cell office:value-type="float" office:value="22199.8">
                <text:p>22199.8</text:p>
              </table:table-cell>
            </table:table-row>
            <table:table-row>
              <table:table-cell office:value-type="string">
                <text:p>Input 3</text:p>
              </table:table-cell>
              <table:table-cell office:value-type="float" office:value="600.8">
                <text:p>600.8</text:p>
              </table:table-cell>
              <table:table-cell office:value-type="float" office:value="623.6">
                <text:p>623.6</text:p>
              </table:table-cell>
            </table:table-row>
            <table:table-row>
              <table:table-cell office:value-type="string">
                <text:p>Input 4</text:p>
              </table:table-cell>
              <table:table-cell office:value-type="float" office:value="9361">
                <text:p>9361</text:p>
              </table:table-cell>
              <table:table-cell office:value-type="float" office:value="9217.6">
                <text:p>9217.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216cm" svg:height="5.753cm" xlink:href=".." xlink:type="simple" chart:class="chart:bar" chart:style-name="ch1">
        <chart:title svg:x="3.337cm" svg:y="0.251cm" chart:style-name="ch2">
          <text:p>Integer</text:p>
        </chart:title>
        <chart:plot-area chart:style-name="ch3" table:cell-range-address="Sheet7.A1:Sheet7.B4" chart:data-source-has-labels="both" svg:x="0.164cm" svg:y="1.145cm" svg:width="7.888cm" svg:height="4.493cm">
          <chartooo:coordinate-region svg:x="1.341cm" svg:y="1.344cm" svg:width="6.711cm" svg:height="3.647cm"/>
          <chart:axis chart:dimension="x" chart:name="primary-x" chart:style-name="ch4" chartooo:axis-type="auto">
            <chartooo:date-scale/>
            <chart:categories table:cell-range-address="Sheet7.A2:Sheet7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B2:Sheet7.B4" chart:label-cell-address="Sheet7.B1:Sheet7.B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(ms)</text:p>
                <draw:g>
                  <svg:desc>Sheet7.B1:Sheet7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7.A2:Sheet7.A4</svg:desc>
                </draw:g>
              </table:table-cell>
              <table:table-cell office:value-type="float" office:value="23940">
                <text:p>23940</text:p>
                <draw:g>
                  <svg:desc>Sheet7.B2:Sheet7.B4</svg:desc>
                </draw:g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13685">
                <text:p>13685</text:p>
              </table:table-cell>
            </table:table-row>
            <table:table-row>
              <table:table-cell office:value-type="string">
                <text:p>ML</text:p>
              </table:table-cell>
              <table:table-cell office:value-type="float" office:value="11828">
                <text:p>1182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96cm" svg:height="5.672cm" xlink:href=".." xlink:type="simple" chart:class="chart:bar" chart:style-name="ch1">
        <chart:title svg:x="3.425cm" svg:y="0.249cm" chart:style-name="ch2">
          <text:p>Float</text:p>
        </chart:title>
        <chart:plot-area chart:style-name="ch3" table:cell-range-address="Sheet7.A1:Sheet7.A4 Sheet7.C1:Sheet7.C4" chart:data-source-has-labels="both" svg:x="0.159cm" svg:y="1.141cm" svg:width="7.678cm" svg:height="4.418cm">
          <chartooo:coordinate-region svg:x="1.336cm" svg:y="1.34cm" svg:width="6.501cm" svg:height="3.572cm"/>
          <chart:axis chart:dimension="x" chart:name="primary-x" chart:style-name="ch4" chartooo:axis-type="auto">
            <chartooo:date-scale/>
            <chart:categories table:cell-range-address="Sheet7.A2:Sheet7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C2:Sheet7.C4" chart:label-cell-address="Sheet7.C1:Sheet7.C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oat (ms)</text:p>
                <draw:g>
                  <svg:desc>Sheet7.C1:Sheet7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7.A2:Sheet7.A4</svg:desc>
                </draw:g>
              </table:table-cell>
              <table:table-cell office:value-type="float" office:value="25221">
                <text:p>25221</text:p>
                <draw:g>
                  <svg:desc>Sheet7.C2:Sheet7.C4</svg:desc>
                </draw:g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16951">
                <text:p>16951</text:p>
              </table:table-cell>
            </table:table-row>
            <table:table-row>
              <table:table-cell office:value-type="string">
                <text:p>ML</text:p>
              </table:table-cell>
              <table:table-cell office:value-type="float" office:value="13880">
                <text:p>1388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66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39cm" svg:height="5.991cm" xlink:href=".." xlink:type="simple" chart:class="chart:bar" chart:style-name="ch1">
        <chart:title svg:x="3.198cm" svg:y="0.255cm" chart:style-name="ch2">
          <text:p>Double</text:p>
        </chart:title>
        <chart:plot-area chart:style-name="ch3" table:cell-range-address="Sheet7.A1:Sheet7.A4 Sheet7.D1:Sheet7.D4" chart:data-source-has-labels="both" svg:x="0.158cm" svg:y="1.153cm" svg:width="7.623cm" svg:height="4.719cm">
          <chartooo:coordinate-region svg:x="1.335cm" svg:y="1.352cm" svg:width="6.446cm" svg:height="3.873cm"/>
          <chart:axis chart:dimension="x" chart:name="primary-x" chart:style-name="ch4" chartooo:axis-type="auto">
            <chartooo:date-scale/>
            <chart:categories table:cell-range-address="Sheet7.A2:Sheet7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D2:Sheet7.D4" chart:label-cell-address="Sheet7.D1:Sheet7.D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uble (ms)</text:p>
                <draw:g>
                  <svg:desc>Sheet7.D1:Sheet7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7.A2:Sheet7.A4</svg:desc>
                </draw:g>
              </table:table-cell>
              <table:table-cell office:value-type="float" office:value="27260">
                <text:p>27260</text:p>
                <draw:g>
                  <svg:desc>Sheet7.D2:Sheet7.D4</svg:desc>
                </draw:g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16900">
                <text:p>16900</text:p>
              </table:table-cell>
            </table:table-row>
            <table:table-row>
              <table:table-cell office:value-type="string">
                <text:p>ML</text:p>
              </table:table-cell>
              <table:table-cell office:value-type="float" office:value="14127">
                <text:p>1412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93cm" svg:y="3.703cm" style:legend-expansion="high" chart:style-name="ch2"/>
        <chart:plot-area chart:style-name="ch3" table:cell-range-address="Sheet7.A1:Sheet7.D4" chart:data-source-has-labels="both" svg:x="0.32cm" svg:y="0.18cm" svg:width="12.753cm" svg:height="8.64cm">
          <chartooo:coordinate-region svg:x="1.497cm" svg:y="0.379cm" svg:width="11.576cm" svg:height="7.794cm"/>
          <chart:axis chart:dimension="x" chart:name="primary-x" chart:style-name="ch4" chartooo:axis-type="auto">
            <chartooo:date-scale/>
            <chart:categories table:cell-range-address="Sheet7.A2:Sheet7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B2:Sheet7.B4" chart:label-cell-address="Sheet7.B1:Sheet7.B1" chart:class="chart:bar">
            <chart:data-point chart:repeated="3"/>
          </chart:series>
          <chart:series chart:style-name="ch8" chart:values-cell-range-address="Sheet7.C2:Sheet7.C4" chart:label-cell-address="Sheet7.C1:Sheet7.C1" chart:class="chart:bar">
            <chart:data-point chart:repeated="3"/>
          </chart:series>
          <chart:series chart:style-name="ch9" chart:values-cell-range-address="Sheet7.D2:Sheet7.D4" chart:label-cell-address="Sheet7.D1:Sheet7.D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(ms)</text:p>
                <draw:g>
                  <svg:desc>Sheet7.B1:Sheet7.B1</svg:desc>
                </draw:g>
              </table:table-cell>
              <table:table-cell office:value-type="string">
                <text:p>Float (ms)</text:p>
                <draw:g>
                  <svg:desc>Sheet7.C1:Sheet7.C1</svg:desc>
                </draw:g>
              </table:table-cell>
              <table:table-cell office:value-type="string">
                <text:p>Double (ms)</text:p>
                <draw:g>
                  <svg:desc>Sheet7.D1:Sheet7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7.A2:Sheet7.A4</svg:desc>
                </draw:g>
              </table:table-cell>
              <table:table-cell office:value-type="float" office:value="23940">
                <text:p>23940</text:p>
                <draw:g>
                  <svg:desc>Sheet7.B2:Sheet7.B4</svg:desc>
                </draw:g>
              </table:table-cell>
              <table:table-cell office:value-type="float" office:value="25221">
                <text:p>25221</text:p>
                <draw:g>
                  <svg:desc>Sheet7.C2:Sheet7.C4</svg:desc>
                </draw:g>
              </table:table-cell>
              <table:table-cell office:value-type="float" office:value="27260">
                <text:p>27260</text:p>
                <draw:g>
                  <svg:desc>Sheet7.D2:Sheet7.D4</svg:desc>
                </draw:g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13685">
                <text:p>13685</text:p>
              </table:table-cell>
              <table:table-cell office:value-type="float" office:value="16951">
                <text:p>16951</text:p>
              </table:table-cell>
              <table:table-cell office:value-type="float" office:value="16900">
                <text:p>16900</text:p>
              </table:table-cell>
            </table:table-row>
            <table:table-row>
              <table:table-cell office:value-type="string">
                <text:p>ML</text:p>
              </table:table-cell>
              <table:table-cell office:value-type="float" office:value="11828">
                <text:p>11828</text:p>
              </table:table-cell>
              <table:table-cell office:value-type="float" office:value="13880">
                <text:p>13880</text:p>
              </table:table-cell>
              <table:table-cell office:value-type="float" office:value="14127">
                <text:p>1412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86cm" svg:height="6.621cm" xlink:href=".." xlink:type="simple" chart:class="chart:bar" chart:style-name="ch1">
        <chart:plot-area chart:style-name="ch2" table:cell-range-address="Sheet1.A1:Sheet1.B3" chart:data-source-has-labels="column" svg:x="1.234cm" svg:y="0.132cm" svg:width="9.729cm" svg:height="6.357cm">
          <chartooo:coordinate-region svg:x="2.411cm" svg:y="0.331cm" svg:width="8.552cm" svg:height="5.511cm"/>
          <chart:axis chart:dimension="x" chart:name="primary-x" chart:style-name="ch3" chartooo:axis-type="auto">
            <chartooo:date-scale/>
            <chart:categories table:cell-range-address="Sheet1.A1:Sheet1.A3"/>
          </chart:axis>
          <chart:axis chart:dimension="y" chart:name="primary-y" chart:style-name="ch4">
            <chart:title svg:x="0.451cm" svg:y="4.836cm" chart:style-name="ch5">
              <text:p>Execution Time (ms)</text:p>
            </chart:title>
            <chart:grid chart:style-name="ch6" chart:class="major"/>
          </chart:axis>
          <chart:series chart:style-name="ch7" chart:values-cell-range-address="Sheet1.B1:Sheet1.B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A1:Sheet1.A3</svg:desc>
                </draw:g>
              </table:table-cell>
              <table:table-cell office:value-type="float" office:value="64144.8">
                <text:p>64144.8</text:p>
                <draw:g>
                  <svg:desc>Sheet1.B1:Sheet1.B3</svg:desc>
                </draw:g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9432.4">
                <text:p>9432.4</text:p>
              </table:table-cell>
            </table:table-row>
            <table:table-row>
              <table:table-cell office:value-type="string">
                <text:p>Sampling V2</text:p>
              </table:table-cell>
              <table:table-cell office:value-type="float" office:value="45824">
                <text:p>458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4cm" svg:height="7.544cm" xlink:href="." xlink:type="simple" chart:class="chart:bar" chart:style-name="ch1">
        <chart:plot-area chart:style-name="ch2" chart:data-source-has-labels="both" svg:x="1.285cm" svg:y="0.15cm" svg:width="12.181cm" svg:height="7.244cm">
          <chartooo:coordinate-region svg:x="2.462cm" svg:y="0.349cm" svg:width="11.004cm" svg:height="6.398cm"/>
          <chart:axis chart:dimension="x" chart:name="primary-x" chart:style-name="ch3" chartooo:axis-type="auto">
            <chartooo:date-scale/>
            <chart:categories table:cell-range-address="local-table.$B$1:.$E$1"/>
          </chart:axis>
          <chart:axis chart:dimension="y" chart:name="primary-y" chart:style-name="ch4">
            <chart:title svg:x="0.451cm" svg:y="5.298cm" chart:style-name="ch5">
              <text:p>Execution Time (ms)</text:p>
            </chart:title>
            <chart:grid chart:style-name="ch6" chart:class="major"/>
          </chart:axis>
          <chart:series chart:style-name="ch7" chart:values-cell-range-address="local-table.$B$2:.$E$2" chart:label-cell-address="local-table.$A$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</table:table-cell>
              <table:table-cell office:value-type="string">
                <text:p>GPU</text:p>
              </table:table-cell>
              <table:table-cell office:value-type="string">
                <text:p>Sampling V2</text:p>
              </table:table-cell>
              <table:table-cell office:value-type="string">
                <text:p>Hybrid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</table:table-cell>
              <table:table-cell office:value-type="float" office:value="64144.8">
                <text:p>64144.8</text:p>
              </table:table-cell>
              <table:table-cell office:value-type="float" office:value="9432.4">
                <text:p>9432.4</text:p>
              </table:table-cell>
              <table:table-cell office:value-type="float" office:value="45824">
                <text:p>45824</text:p>
              </table:table-cell>
              <table:table-cell office:value-type="float" office:value="8332.4">
                <text:p>8332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5.A1:Sheet5.D2" chart:data-source-has-labels="row" svg:x="1.331cm" svg:y="0.18cm" svg:width="14.349cm" svg:height="8.64cm">
          <chartooo:coordinate-region svg:x="2.508cm" svg:y="0.379cm" svg:width="13.172cm" svg:height="7.794cm"/>
          <chart:axis chart:dimension="x" chart:name="primary-x" chart:style-name="ch3" chartooo:axis-type="auto">
            <chartooo:date-scale/>
            <chart:categories table:cell-range-address="Sheet5.A1:Sheet5.D1"/>
          </chart:axis>
          <chart:axis chart:dimension="y" chart:name="primary-y" chart:style-name="ch4">
            <chart:title svg:x="0.451cm" svg:y="6.026cm" chart:style-name="ch5">
              <text:p>Execution Time (ms)</text:p>
            </chart:title>
            <chart:grid chart:style-name="ch6" chart:class="major"/>
          </chart:axis>
          <chart:series chart:style-name="ch7" chart:values-cell-range-address="Sheet5.A2:Sheet5.D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Sheet5.A1:Sheet5.D1</svg:desc>
                </draw:g>
              </table:table-cell>
              <table:table-cell office:value-type="string">
                <text:p>GPU</text:p>
              </table:table-cell>
              <table:table-cell office:value-type="string">
                <text:p>Sampling V2</text:p>
              </table:table-cell>
              <table:table-cell office:value-type="string">
                <text:p>Hybrid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4750.2">
                <text:p>34750.2</text:p>
                <draw:g>
                  <svg:desc>Sheet5.A2:Sheet5.D2</svg:desc>
                </draw:g>
              </table:table-cell>
              <table:table-cell office:value-type="float" office:value="9122.6">
                <text:p>9122.6</text:p>
              </table:table-cell>
              <table:table-cell office:value-type="float" office:value="9151">
                <text:p>9151</text:p>
              </table:table-cell>
              <table:table-cell office:value-type="float" office:value="9217.6">
                <text:p>9217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3.A1:Sheet3.D2" chart:data-source-has-labels="row" svg:x="1.331cm" svg:y="0.18cm" svg:width="14.349cm" svg:height="8.64cm">
          <chartooo:coordinate-region svg:x="2.323cm" svg:y="0.379cm" svg:width="13.357cm" svg:height="7.794cm"/>
          <chart:axis chart:dimension="x" chart:name="primary-x" chart:style-name="ch3" chartooo:axis-type="auto">
            <chartooo:date-scale/>
            <chart:categories table:cell-range-address="Sheet3.A1:Sheet3.D1"/>
          </chart:axis>
          <chart:axis chart:dimension="y" chart:name="primary-y" chart:style-name="ch4">
            <chart:title svg:x="0.451cm" svg:y="6.026cm" chart:style-name="ch5">
              <text:p>Execution Time (ms)</text:p>
            </chart:title>
            <chart:grid chart:style-name="ch6" chart:class="major"/>
          </chart:axis>
          <chart:series chart:style-name="ch7" chart:values-cell-range-address="Sheet3.A2:Sheet3.D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Sheet3.A1:Sheet3.D1</svg:desc>
                </draw:g>
              </table:table-cell>
              <table:table-cell office:value-type="string">
                <text:p>GPU</text:p>
              </table:table-cell>
              <table:table-cell office:value-type="string">
                <text:p>Sampling V2</text:p>
              </table:table-cell>
              <table:table-cell office:value-type="string">
                <text:p>Hybrid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577.8">
                <text:p>577.8</text:p>
                <draw:g>
                  <svg:desc>Sheet3.A2:Sheet3.D2</svg:desc>
                </draw:g>
              </table:table-cell>
              <table:table-cell office:value-type="float" office:value="2586.8">
                <text:p>2586.8</text:p>
              </table:table-cell>
              <table:table-cell office:value-type="float" office:value="613">
                <text:p>613</text:p>
              </table:table-cell>
              <table:table-cell office:value-type="float" office:value="623.6">
                <text:p>623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2.A1:Sheet2.D2" chart:data-source-has-labels="row" svg:x="1.331cm" svg:y="0.18cm" svg:width="14.349cm" svg:height="8.64cm">
          <chartooo:coordinate-region svg:x="2.508cm" svg:y="0.379cm" svg:width="13.172cm" svg:height="7.794cm"/>
          <chart:axis chart:dimension="x" chart:name="primary-x" chart:style-name="ch3" chartooo:axis-type="auto">
            <chartooo:date-scale/>
            <chart:categories table:cell-range-address="Sheet2.A1:Sheet2.D1"/>
          </chart:axis>
          <chart:axis chart:dimension="y" chart:name="primary-y" chart:style-name="ch4">
            <chart:title svg:x="0.451cm" svg:y="6.026cm" chart:style-name="ch5">
              <text:p>Execution Time (ms)</text:p>
            </chart:title>
            <chart:grid chart:style-name="ch6" chart:class="major"/>
          </chart:axis>
          <chart:series chart:style-name="ch7" chart:values-cell-range-address="Sheet2.A2:Sheet2.D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Sheet2.A1:Sheet2.D1</svg:desc>
                </draw:g>
              </table:table-cell>
              <table:table-cell office:value-type="string">
                <text:p>GPU</text:p>
              </table:table-cell>
              <table:table-cell office:value-type="string">
                <text:p>Sampling V2</text:p>
              </table:table-cell>
              <table:table-cell office:value-type="string">
                <text:p>Hybrid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2303.4">
                <text:p>32303.4</text:p>
                <draw:g>
                  <svg:desc>Sheet2.A2:Sheet2.D2</svg:desc>
                </draw:g>
              </table:table-cell>
              <table:table-cell office:value-type="float" office:value="7694.2">
                <text:p>7694.2</text:p>
              </table:table-cell>
              <table:table-cell office:value-type="float" office:value="8508">
                <text:p>8508</text:p>
              </table:table-cell>
              <table:table-cell office:value-type="float" office:value="9681.4">
                <text:p>9681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4.A1:Sheet4.D2" chart:data-source-has-labels="row" svg:x="1.331cm" svg:y="0.18cm" svg:width="14.349cm" svg:height="8.64cm">
          <chartooo:coordinate-region svg:x="2.693cm" svg:y="0.379cm" svg:width="12.987cm" svg:height="7.794cm"/>
          <chart:axis chart:dimension="x" chart:name="primary-x" chart:style-name="ch3" chartooo:axis-type="auto">
            <chartooo:date-scale/>
            <chart:categories table:cell-range-address="Sheet4.A1:Sheet4.D1"/>
          </chart:axis>
          <chart:axis chart:dimension="y" chart:name="primary-y" chart:style-name="ch4">
            <chart:title svg:x="0.451cm" svg:y="6.026cm" chart:style-name="ch5">
              <text:p>Execution Time (ms)</text:p>
            </chart:title>
            <chart:grid chart:style-name="ch6" chart:class="major"/>
          </chart:axis>
          <chart:series chart:style-name="ch7" chart:values-cell-range-address="Sheet4.A2:Sheet4.D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Sheet4.A1:Sheet4.D1</svg:desc>
                </draw:g>
              </table:table-cell>
              <table:table-cell office:value-type="string">
                <text:p>GPU</text:p>
              </table:table-cell>
              <table:table-cell office:value-type="string">
                <text:p>Sampling V2</text:p>
              </table:table-cell>
              <table:table-cell office:value-type="string">
                <text:p>Hybrid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84447.6">
                <text:p>184447.6</text:p>
                <draw:g>
                  <svg:desc>Sheet4.A2:Sheet4.D2</svg:desc>
                </draw:g>
              </table:table-cell>
              <table:table-cell office:value-type="float" office:value="22167">
                <text:p>22167</text:p>
              </table:table-cell>
              <table:table-cell office:value-type="float" office:value="24035">
                <text:p>24035</text:p>
              </table:table-cell>
              <table:table-cell office:value-type="float" office:value="22199.8">
                <text:p>22199.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6.B11:Sheet6.C12" chart:data-source-has-labels="row" svg:x="0.32cm" svg:y="0.18cm" svg:width="15.36cm" svg:height="8.64cm">
          <chartooo:coordinate-region svg:x="1.497cm" svg:y="0.379cm" svg:width="14.183cm" svg:height="7.794cm"/>
          <chart:axis chart:dimension="x" chart:name="primary-x" chart:style-name="ch3" chartooo:axis-type="auto">
            <chartooo:date-scale/>
            <chart:categories table:cell-range-address="Sheet6.B11:Sheet6.C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6.B12:Sheet6.C12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</text:p>
                <draw:g>
                  <svg:desc>Sheet6.B11:Sheet6.C11</svg:desc>
                </draw:g>
              </table:table-cell>
              <table:table-cell office:value-type="string">
                <text:p>Hybrid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9061">
                <text:p>9061</text:p>
                <draw:g>
                  <svg:desc>Sheet6.B12:Sheet6.C12</svg:desc>
                </draw:g>
              </table:table-cell>
              <table:table-cell office:value-type="float" office:value="9717.6">
                <text:p>9717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0019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00ee"/>
    </style:style>
    <style:style style:name="ch9" style:family="chart">
      <style:chart-properties chart:solid-type="cuboid"/>
      <style:graphic-properties draw:fill-color="#f10d0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398cm" svg:height="9cm" xlink:href=".." xlink:type="simple" chart:class="chart:bar" chart:style-name="ch1">
        <chart:plot-area chart:style-name="ch2" table:cell-range-address="Sheet6.B11:Sheet6.C12" chart:data-source-has-labels="row" svg:x="1.138cm" svg:y="0.18cm" svg:width="5.133cm" svg:height="8.64cm">
          <chartooo:coordinate-region svg:x="2.252cm" svg:y="0.379cm" svg:width="3.956cm" svg:height="7.794cm"/>
          <chart:axis chart:dimension="x" chart:name="primary-x" chart:style-name="ch3" chartooo:axis-type="auto">
            <chartooo:date-scale/>
            <chart:categories table:cell-range-address="Sheet6.B11:Sheet6.C11"/>
          </chart:axis>
          <chart:axis chart:dimension="y" chart:name="primary-y" chart:style-name="ch4">
            <chart:title svg:x="0.451cm" svg:y="6.026cm" chart:style-name="ch5">
              <text:p>Execution Time (ms)</text:p>
            </chart:title>
            <chart:grid chart:style-name="ch6" chart:class="major"/>
          </chart:axis>
          <chart:series chart:style-name="ch7" chart:values-cell-range-address="Sheet6.B12:Sheet6.C12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</text:p>
                <draw:g>
                  <svg:desc>Sheet6.B11:Sheet6.C11</svg:desc>
                </draw:g>
              </table:table-cell>
              <table:table-cell office:value-type="string">
                <text:p>Hybrid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9061">
                <text:p>9061</text:p>
                <draw:g>
                  <svg:desc>Sheet6.B12:Sheet6.C12</svg:desc>
                </draw:g>
              </table:table-cell>
              <table:table-cell office:value-type="float" office:value="9717.6">
                <text:p>9717.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